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rsid="000a1035" officeooo:paragraph-rsid="000a1035"/>
    </style:style>
    <style:style style:name="P4" style:family="paragraph" style:parent-style-name="Heading_20_1">
      <style:text-properties officeooo:rsid="000a1035" officeooo:paragraph-rsid="000a1035"/>
    </style:style>
    <style:style style:name="P5" style:family="paragraph" style:parent-style-name="Gros_20_titre" style:master-page-name="First_20_Page">
      <style:paragraph-properties style:page-number="auto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itle/></text:p>
      <text:h text:style-name="P4" text:outline-level="1">Test</text:h>
      <text:p text:style-name="P3">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Bitstream Vera Sans" fo:font-family="'Bitstream Vera Sans'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style:text-underline-style="dash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réé" style:family="paragraph" style:parent-style-name="Salutation" style:next-style-name="Standard" style:class="text">
      <style:paragraph-properties fo:text-align="start" style:justify-single-word="false"/>
      <style:text-properties fo:font-size="10pt"/>
    </style:style>
    <style:style style:name="Gros_20_titre" style:display-name="Gros titre" style:family="paragraph" style:parent-style-name="Title" style:next-style-name="Heading_20_1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om" style:family="text">
      <style:text-properties fo:font-variant="small-cap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section text:style-name="MSect1" text:name="En-tête">
          <text:p text:style-name="Header">Olivier <text:span text:style-name="Nom">Cailloux</text:span></text:p>
          <text:p text:style-name="MP2"><text:date style:data-style-name="N76" text:date-value="2016-05-02T16:01:29.893898391" text:fixed="true">May 2, 2016</text:date></text:p>
        </text:section>
      </style:header>
      <style:footer>
        <text:p text:style-name="MP1"><text:page-number text:select-page="current">1</text:page-number></text:p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05-02T16:01:30.238708573</meta:creation-date>
    <meta:editing-cycles>2</meta:editing-cycles>
    <meta:editing-duration>PT7S</meta:editing-duration>
    <meta:initial-creator>olivier </meta:initial-creator>
    <dc:date>2016-05-02T16:01:36.688249899</dc:date>
    <dc:creator>olivier </dc:creator>
    <meta:document-statistic meta:table-count="0" meta:image-count="0" meta:object-count="0" meta:page-count="1" meta:paragraph-count="7" meta:word-count="9" meta:character-count="38" meta:non-whitespace-character-count="35"/>
    <meta:user-defined meta:name="Info 1"/>
    <meta:user-defined meta:name="Info 2"/>
    <meta:user-defined meta:name="Info 3"/>
    <meta:user-defined meta:name="Info 4"/>
  </office:meta>
</office:document-meta>
</file>